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officeooo:rsid="000d1350" officeooo:paragraph-rsid="00048d5d" style:font-size-asian="9.60000038146973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officeooo:rsid="0022de67" officeooo:paragraph-rsid="00048d5d" style:font-size-asian="9.60000038146973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officeooo:rsid="00144d2f" officeooo:paragraph-rsid="00048d5d" style:font-size-asian="9.60000038146973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style:font-name="Times New Roman" fo:font-size="11pt" fo:font-style="normal" fo:font-weight="normal" officeooo:rsid="00160ef5" officeooo:paragraph-rsid="0004faad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officeooo:rsid="00160ef5" officeooo:paragraph-rsid="00055782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officeooo:rsid="0004faad" officeooo:paragraph-rsid="0004faad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officeooo:rsid="00055782" officeooo:paragraph-rsid="00055782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1pt" fo:font-weight="bold" officeooo:rsid="000d1350" officeooo:paragraph-rsid="00048d5d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fo:font-weight="bold" officeooo:rsid="000d1350" officeooo:paragraph-rsid="00048d5d" style:font-size-asian="9.60000038146973pt" style:font-weight-asian="bold" style:font-size-complex="11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1pt" fo:font-weight="bold" officeooo:rsid="0011e7b4" officeooo:paragraph-rsid="00048d5d" style:font-size-asian="9.60000038146973pt" style:font-weight-asian="bold" style:font-size-complex="11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1pt" fo:font-weight="bold" officeooo:rsid="00144d2f" officeooo:paragraph-rsid="00048d5d" style:font-size-asian="9.60000038146973pt" style:font-weight-asian="bold" style:font-size-complex="11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1pt" fo:font-weight="bold" officeooo:rsid="000e7109" officeooo:paragraph-rsid="00048d5d" style:font-size-asian="9.60000038146973pt" style:font-weight-asian="bold" style:font-size-complex="11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11pt" fo:font-weight="bold" officeooo:rsid="00120ca7" officeooo:paragraph-rsid="00048d5d" style:font-size-asian="9.60000038146973pt" style:font-weight-asian="bold" style:font-size-complex="11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1pt" fo:font-weight="normal" officeooo:rsid="0011e7b4" officeooo:paragraph-rsid="00048d5d" style:font-size-asian="9.60000038146973pt" style:font-weight-asian="normal" style:font-size-complex="11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1pt" fo:font-weight="normal" officeooo:rsid="000ee7e6" officeooo:paragraph-rsid="00048d5d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1pt" fo:font-weight="normal" officeooo:rsid="00129c0c" officeooo:paragraph-rsid="00048d5d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Times New Roman" fo:font-size="11pt" fo:font-weight="normal" officeooo:rsid="00129c0c" officeooo:paragraph-rsid="00055782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1pt" fo:font-weight="normal" officeooo:rsid="00144d2f" officeooo:paragraph-rsid="00048d5d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44d2f" officeooo:paragraph-rsid="00048d5d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Times New Roman" fo:font-size="11pt" fo:font-weight="normal" officeooo:rsid="00144d2f" officeooo:paragraph-rsid="0004faad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Times New Roman" fo:font-size="11pt" fo:font-weight="normal" officeooo:rsid="00144d2f" officeooo:paragraph-rsid="00055782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0d1350" officeooo:paragraph-rsid="00048d5d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0d1350" officeooo:paragraph-rsid="0004faad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Times New Roman" fo:font-size="11pt" fo:font-weight="normal" officeooo:rsid="001743bd" officeooo:paragraph-rsid="00048d5d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Times New Roman" fo:font-size="11pt" fo:font-weight="normal" officeooo:rsid="000e7109" officeooo:paragraph-rsid="00048d5d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Times New Roman" fo:font-size="11pt" fo:font-weight="normal" officeooo:rsid="001037be" officeooo:paragraph-rsid="00048d5d" style:font-size-asian="9.60000038146973pt" style:font-weight-asian="normal" style:font-size-complex="11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Times New Roman" fo:font-size="11pt" fo:font-weight="normal" officeooo:rsid="001037be" officeooo:paragraph-rsid="0004faad" style:font-size-asian="9.60000038146973pt" style:font-weight-asian="normal" style:font-size-complex="11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Times New Roman" fo:font-size="11pt" fo:font-weight="normal" officeooo:rsid="00151a7e" officeooo:paragraph-rsid="00048d5d" style:font-size-asian="9.60000038146973pt" style:font-weight-asian="normal" style:font-size-complex="11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Times New Roman" fo:font-size="11pt" fo:font-weight="normal" officeooo:rsid="001052ce" officeooo:paragraph-rsid="00048d5d" style:font-size-asian="9.60000038146973pt" style:font-weight-asian="normal" style:font-size-complex="11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Times New Roman" fo:font-size="11pt" fo:font-weight="normal" officeooo:rsid="001052ce" officeooo:paragraph-rsid="00055782" style:font-size-asian="9.60000038146973pt" style:font-weight-asian="normal" style:font-size-complex="11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Times New Roman" fo:font-size="11pt" fo:font-weight="normal" officeooo:rsid="00160ef5" officeooo:paragraph-rsid="0004faad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30c3bb" officeooo:paragraph-rsid="00055782" style:font-size-asian="9.60000038146973pt" style:font-weight-asian="normal" style:font-size-complex="11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Times New Roman" fo:font-size="11pt" fo:font-weight="normal" officeooo:rsid="000ffad7" officeooo:paragraph-rsid="00055782" style:font-size-asian="9.60000038146973pt" style:font-weight-asian="normal" style:font-size-complex="11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weight="bold" officeooo:paragraph-rsid="00048d5d" style:font-weight-asian="bold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weight="bold" officeooo:rsid="00120ca7" officeooo:paragraph-rsid="00048d5d" style:font-weight-asian="bold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font-weight="normal" officeooo:rsid="000ee7e6" officeooo:paragraph-rsid="00048d5d" style:font-weight-asian="normal" style:font-weight-complex="normal"/>
    </style:style>
    <style:style style:name="T1" style:family="text">
      <style:text-properties officeooo:rsid="00144b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4b4c" style:font-weight-asian="bold" style:font-weight-complex="bold"/>
    </style:style>
    <style:style style:name="T4" style:family="text">
      <style:text-properties fo:font-weight="bold" officeooo:rsid="00144d2f" style:font-weight-asian="bold" style:font-weight-complex="bold"/>
    </style:style>
    <style:style style:name="T5" style:family="text">
      <style:text-properties style:font-name="Times New Roman" fo:font-size="11pt" style:font-size-asian="9.60000038146973pt" style:font-size-complex="11pt"/>
    </style:style>
    <style:style style:name="T6" style:family="text">
      <style:text-properties style:font-name="Times New Roman" fo:font-size="11pt" officeooo:rsid="000d1350" style:font-size-asian="9.60000038146973pt" style:font-size-complex="11pt"/>
    </style:style>
    <style:style style:name="T7" style:family="text">
      <style:text-properties style:font-name="Times New Roman" fo:font-size="11pt" officeooo:rsid="000ee7e6" style:font-size-asian="9.60000038146973pt" style:font-size-complex="11pt"/>
    </style:style>
    <style:style style:name="T8" style:family="text">
      <style:text-properties style:font-name="Times New Roman" fo:font-size="11pt" officeooo:rsid="000e7109" style:font-size-asian="9.60000038146973pt" style:font-size-complex="11pt"/>
    </style:style>
    <style:style style:name="T9" style:family="text">
      <style:text-properties officeooo:rsid="00144d2f"/>
    </style:style>
    <style:style style:name="T10" style:family="text">
      <style:text-properties officeooo:rsid="000e7109"/>
    </style:style>
    <style:style style:name="T11" style:family="text">
      <style:text-properties officeooo:rsid="002965ee"/>
    </style:style>
    <style:style style:name="T12" style:family="text">
      <style:text-properties fo:font-style="normal" officeooo:rsid="0032be9d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s:</text:p>
      <text:p text:style-name="P2"/>
      <text:p text:style-name="P2">section 1:</text:p>
      <text:p text:style-name="P9"/>
      <text:list xml:id="list3506676452" text:style-name="L1">
        <text:list-item>
          <text:p text:style-name="P8">Bringing manufacturing and design to the consumer</text:p>
        </text:list-item>
        <text:list-item>
          <text:p text:style-name="P10">Widespread adoption of popular open source projects</text:p>
          <text:list>
            <text:list-item>
              <text:p text:style-name="P10">RepRap <text:span text:style-name="T1">[https://reprap.org/wiki/Wealth_Without_Money]</text:span></text:p>
            </text:list-item>
            <text:list-item>
              <text:p text:style-name="P10">Arduino <text:span text:style-name="T1">[https://www.arduino.cc/]</text:span></text:p>
            </text:list-item>
            <text:list-item>
              <text:p text:style-name="P14"><text:span text:style-name="T2">Apache </text:span><text:span text:style-name="T3">[</text:span><text:a xlink:type="simple" xlink:href="https://www.apache.org/theapacheway/index.html" text:style-name="Internet_20_link" text:visited-style-name="Visited_20_Internet_20_Link"><text:span text:style-name="T3">https://www.apache.org/theapacheway/index.html</text:span></text:a><text:span text:style-name="T4">]</text:span></text:p>
            </text:list-item>
            <text:list-item>
              <text:p text:style-name="P11">These have been implemented in both FOSS/FOSH projects as well as consumer products licenced under a permissive license agreement</text:p>
            </text:list-item>
          </text:list>
        </text:list-item>
        <text:list-item>
          <text:p text:style-name="P8">Innovation doesn’t come from market competition alone</text:p>
          <text:list>
            <text:list-item>
              <text:p text:style-name="P12">Freedom of information allows for a wider community to become part of the innovation process</text:p>
            </text:list-item>
            <text:list-item>
              <text:p text:style-name="P34"><text:span text:style-name="T6"><text:s/></text:span><text:span text:style-name="T7">[</text:span><text:span text:style-name="T8">Open Source Lab + Upon the Shoulders of Giants</text:span><text:span text:style-name="T7">]</text:span></text:p>
            </text:list-item>
          </text:list>
        </text:list-item>
        <text:list-item>
          <text:p text:style-name="P35"><text:span text:style-name="T7">O</text:span><text:span text:style-name="T5">pen source licenses exist to explicitly inform users what they can do with the project</text:span></text:p>
          <text:list>
            <text:list-item>
              <text:p text:style-name="P13">Copyleft vs Permissive</text:p>
              <text:list>
                <text:list-item>
                  <text:p text:style-name="P13">Production of application binaries for commercial use based on open source work</text:p>
                </text:list-item>
              </text:list>
            </text:list-item>
          </text:list>
        </text:list-item>
        <text:list-item>
          <text:p text:style-name="P36"><text:span text:style-name="T8">P</text:span><text:span text:style-name="T5">atent filing is the greatest hindrance to progress in Open Source communities</text:span></text:p>
          <text:list>
            <text:list-item>
              <text:p text:style-name="P15">[Make Nanotechnology research Open source]</text:p>
            </text:list-item>
            <text:list-item>
              <text:p text:style-name="P15">Large number of Syringe Pump patents filed, lasting 15 years</text:p>
            </text:list-item>
          </text:list>
        </text:list-item>
        <text:list-item>
          <text:p text:style-name="P16">Big thanks to Joshua Pearce – <text:span text:style-name="T9">Open Source hardware pioneer, contributed to hundreds of projects and articles</text:span></text:p>
          <text:list>
            <text:list-item>
              <text:p text:style-name="P18">[Make nanotechnology research open source]</text:p>
            </text:list-item>
            <text:list-item>
              <text:p text:style-name="P18">[Open Source Syringe Pump Library]</text:p>
            </text:list-item>
            <text:list-item>
              <text:p text:style-name="P18">[RepRapable Recyclebot]</text:p>
            </text:list-item>
            <text:list-item>
              <text:p text:style-name="P18">Work on quantifying the value of Open Source Technology</text:p>
              <text:list>
                <text:list-item>
                  <text:p text:style-name="P18">Provides a mathematical model for calculating market value in 3 areas</text:p>
                  <text:list>
                    <text:list-item>
                      <text:p text:style-name="P18">Downloaded Substitution Valuation</text:p>
                    </text:list-item>
                    <text:list-item>
                      <text:p text:style-name="P18">Avoided Reproduction Valuation</text:p>
                    </text:list-item>
                    <text:list-item>
                      <text:p text:style-name="P18">Market Savings Valuation</text:p>
                    </text:list-item>
                  </text:list>
                </text:list-item>
                <text:list-item>
                  <text:p text:style-name="P18">Alongside a case study: applying this model to the OSSPL along with projected figures for 2019</text:p>
                  <text:list>
                    <text:list-item>
                      <text:p text:style-name="P18">Can calculate this myself in 2020 and compare my findings to his predictions 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3"/>
      <text:p text:style-name="P7">section 2</text:p>
      <text:p text:style-name="P22"/>
      <text:list xml:id="list261294254" text:style-name="L3">
        <text:list-item>
          <text:list>
            <text:list-item>
              <text:p text:style-name="P24"><text:span text:style-name="T10">RepRap project</text:span></text:p>
            </text:list-item>
            <text:list-item>
              <text:p text:style-name="P25">Open source project from Uni of Bath</text:p>
            </text:list-item>
            <text:list-item>
              <text:p text:style-name="P24">Began <text:span text:style-name="T11">Fe</text:span>bruary 2004</text:p>
            </text:list-item>
          </text:list>
        </text:list-item>
        <text:list-item>
          <text:p text:style-name="P25">Use of varied printing materials</text:p>
          <text:list>
            <text:list-item>
              <text:p text:style-name="P25">PLA/ABS – standard plastics</text:p>
            </text:list-item>
            <text:list-item>
              <text:p text:style-name="P25">NinjaFlex, Ferrofluids, carbon fibre – next stage of consumer manufacturing</text:p>
              <text:list>
                <text:list-item>
                  <text:p text:style-name="P25">3D printing of smart materials, 4D printing, ferromagnetic domains</text:p>
                </text:list-item>
                <text:list-item>
                  <text:p text:style-name="P25">Sources from previous project on Smooth Surface Generation</text:p>
                </text:list-item>
              </text:list>
            </text:list-item>
          </text:list>
        </text:list-item>
        <text:list-item>
          <text:p text:style-name="P26">3D Printing + Liquid Handling for User Friendly Reactionware</text:p>
          <text:list>
            <text:list-item>
              <text:p text:style-name="P26">Modified a printer to extrude a liquid catalyst</text:p>
            </text:list-item>
            <text:list-item>
              <text:p text:style-name="P26">Printed the reactor casing, printed in the catalyst, then printed the rest of the case</text:p>
            </text:list-item>
            <text:list-item>
              <text:p text:style-name="P26">Done with 2 printers, a syringe pump mounted on a gantry could achieve a similar result</text:p>
            </text:list-item>
          </text:list>
        </text:list-item>
        <text:list-item>
          <text:p text:style-name="P26">RepRapable Recyclebot</text:p>
          <text:list>
            <text:list-item>
              <text:p text:style-name="P26">Turning household plastics (milk/water bottles, detergent bottles) into usable filament for a 3D printer</text:p>
            </text:list-item>
            <text:list-item>
              <text:p text:style-name="P26">Improvements in the technology over the last 7 years – see [J Pearce – RepRapable Recyclebot + Distributed Recycling of Waste Polymer into RepRap feedstock]</text:p>
            </text:list-item>
            <text:list-item>
              <text:p text:style-name="P28">[Environmental Impacts of Distributed Manufacturing from 3D printing of polymer components and products]</text:p>
            </text:list-item>
          </text:list>
        </text:list-item>
        <text:list-item>
          <text:p text:style-name="P29"><text:soft-page-break/>Open Source 3D printing of OSAT (Open source appropriate technologies) (2010)</text:p>
        </text:list-item>
      </text:list>
      <text:p text:style-name="P1"/>
      <text:p text:style-name="P1"/>
      <text:p text:style-name="P7">section 3</text:p>
      <text:p text:style-name="P32"><text:span text:style-name="T12"/></text:p>
      <text:list xml:id="list496265665" text:style-name="L5">
        <text:list-item>
          <text:p text:style-name="P33">Touchscreen idea for intuitive user interface</text:p>
          <text:list>
            <text:list-item>
              <text:p text:style-name="P33">[Low-cost touchscreen driven programmable dual syringe pump for life science applications]</text:p>
            </text:list-item>
          </text:list>
        </text:list-item>
        <text:list-item>
          <text:p text:style-name="P33">Poseidon Syringe Pump System</text:p>
          <text:list>
            <text:list-item>
              <text:p text:style-name="P33">Biological applications stemming from the RepRap project</text:p>
            </text:list-item>
            <text:list-item>
              <text:p text:style-name="P33">Microfluidic devices</text:p>
            </text:list-item>
          </text:list>
        </text:list-item>
        <text:list-item>
          <text:p text:style-name="P30">Individuals building and improving on the OSSP project [1 Open Source Syringe Pump Library 2014]</text:p>
          <text:list>
            <text:list-item>
              <text:p text:style-name="P30">Appropedia for user designed modifications [Lynch Open Source Pump Modifications]</text:p>
            </text:list-item>
            <text:list-item>
              <text:p text:style-name="P30">Choice between microcontrollers and motor control boards – Raspberry Pi vs Arduino, A4988 vs DRV8825</text:p>
            </text:list-item>
            <text:list-item>
              <text:p text:style-name="P30">Benefits of microstepping – accuracy increase? [Hackaday article on microstepping]</text:p>
            </text:list-item>
          </text:list>
        </text:list-item>
        <text:list-item>
          <text:p text:style-name="P17">Open-Source Wax RepRap 3D Printer for Rapid Prototyping Paper-based Microfluidics</text:p>
          <text:list>
            <text:list-item>
              <text:p text:style-name="P21">Removing the need for other more time intensive processes (lithography, etc (see paper))</text:p>
            </text:list-item>
          </text:list>
        </text:list-item>
        <text:list-item>
          <text:p text:style-name="P17">Large Volume syringe pump extruder for desktop 3D Printers</text:p>
          <text:list>
            <text:list-item>
              <text:p text:style-name="P17">Modification available for any commercial/RepRap 3D printers</text:p>
            </text:list-item>
            <text:list-item>
              <text:p text:style-name="P21">Applying a different area of science (hydrogels) to the concept of the Syringe Pump</text:p>
              <text:list>
                <text:list-item>
                  <text:p text:style-name="P21">Shows how versatile the concept is</text:p>
                </text:list-item>
              </text:list>
            </text:list-item>
          </text:list>
        </text:list-item>
        <text:list-item>
          <text:p text:style-name="P33">Trivial projects</text:p>
          <text:list>
            <text:list-item>
              <text:p text:style-name="P33">8ARM: Open Source Precision Pump for bartending</text:p>
            </text:list-item>
            <text:list-item>
              <text:p text:style-name="P30">3D Food Printer – Youtuber Dr D-Flow – Syringe Pump attached to gantry for icing cakes/pies</text:p>
            </text:list-item>
          </text:list>
        </text:list-item>
      </text:list>
      <text:p text:style-name="P5"/>
      <text:p text:style-name="P1"/>
      <text:p text:style-name="P7">section 4</text:p>
      <text:p text:style-name="P1"/>
      <text:p text:style-name="P6">(probs gonna ignore this section for now, will add to final document)</text:p>
      <text:p text:style-name="P23">MARKET ANALYSIS</text:p>
      <text:p text:style-name="P23"/>
      <text:list xml:id="list3251879036" text:style-name="L4">
        <text:list-item>
          <text:p text:style-name="P27">Patent filing (get exact figures)</text:p>
        </text:list-item>
        <text:list-item>
          <text:p text:style-name="P27">Market Value for Infusion Pumps and Syringe Pumps (get figs)</text:p>
        </text:list-item>
        <text:list-item>
          <text:p text:style-name="P27">Compare the market to 2014</text:p>
          <text:list>
            <text:list-item>
              <text:p text:style-name="P27">[Quantifying the Value of Open Source Hardware]</text:p>
            </text:list-item>
          </text:list>
        </text:list-item>
        <text:list-item>
          <text:p text:style-name="P20">Number of Syringe Pump projects started since 2014 with OSSPL</text:p>
        </text:list-item>
        <text:list-item>
          <text:p text:style-name="P31">PHDUltra Syringe Pump – Harvard Apparatus</text:p>
          <text:list>
            <text:list-item>
              <text:p text:style-name="P31">Marketed with touchscreen – build isn’t modular, touch to customise</text:p>
            </text:list-item>
            <text:list-item>
              <text:p text:style-name="P4">Software is a black box, no ability to modify cod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22:06:11.464015426</meta:creation-date>
    <dc:date>2020-10-16T00:16:47.464939417</dc:date>
    <meta:editing-duration>PT32M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76" meta:word-count="683" meta:character-count="4327" meta:non-whitespace-character-count="3776"/>
  </office:meta>
</office:document-meta>
</file>